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ATURI JIMENEZ NELSON GALIN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001226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410155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ATURI JIMENEZ NELSON GALIN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8001226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410155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2/2021</text:p>
          </table:table-cell>
          <table:table-cell table:style-name="Tabla2.A3" office:value-type="string">
            <text:p text:style-name="P22">5571851</text:p>
          </table:table-cell>
          <table:table-cell table:style-name="Tabla2.D3" office:value-type="string">
            <text:p text:style-name="P23">8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3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7T21:55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